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a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DONGMO </text:span><text:span text:style-name="T3"><text:tab/></text:span><text:span text:style-name="T2">Prénom : </text:span><text:span text:style-name="T1">MERVEILLE</text:span></text:p>
      <text:p text:style-name="P3">Date de naissance : </text:p>
      <text:p text:style-name="P2"/>
      <text:p text:style-name="P4">Date de demande de l'examen : <text:span text:style-name="T1">25 Avril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Test urinaire</text:p>
      <text:list xml:id="list6573642952078300188" text:style-name="L1">
        <text:list-item>
          <text:p text:style-name="P5">Test uninaire : <text:tab/></text:p>
        </text:list-item>
      </text:list>
      <text:p text:style-name="Heading_20_2">Test rapide</text:p>
      <text:list xml:id="list104741318022675" text:style-name="L1">
        <text:list-item>
          <text:p text:style-name="P5">Test rapide syphilis : <text:tab/></text:p>
        </text:list-item>
      </text:list>
      <text:list xml:id="list104742310383934" text:style-name="L1">
        <text:list-item>
          <text:p text:style-name="P5">Test chlamydia : <text:tab/></text:p>
        </text:list-item>
      </text:list>
      <text:list xml:id="list104742169988750" text:style-name="L1">
        <text:list-item>
          <text:p text:style-name="P5">Dépistage VIH test 1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25T10:49:20.263606232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12" meta:word-count="62" meta:character-count="333" meta:non-whitespace-character-count="275"/>
  </office:meta>
</office:document-meta>
</file>